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8afb0" officeooo:paragraph-rsid="0008afb0"/>
    </style:style>
    <style:style style:name="P2" style:family="paragraph" style:parent-style-name="Standard">
      <style:text-properties fo:font-size="14pt" fo:font-weight="bold" officeooo:rsid="000931c1" officeooo:paragraph-rsid="000931c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931c1" officeooo:paragraph-rsid="000931c1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a9b5d" officeooo:paragraph-rsid="000a9b5d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0931c1"/>
    </style:style>
    <style:style style:name="P6" style:family="paragraph" style:parent-style-name="Standard">
      <style:text-properties fo:font-size="14pt" fo:font-weight="bold" officeooo:rsid="000931c1" officeooo:paragraph-rsid="000931c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043b" officeooo:paragraph-rsid="000c043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a9b5d" officeooo:paragraph-rsid="000a9b5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0c043b" officeooo:paragraph-rsid="000c043b" style:font-size-asian="10.5pt" style:font-weight-asian="normal" style:font-size-complex="12pt" style:font-weight-complex="normal"/>
    </style:style>
    <style:style style:name="T1" style:family="text">
      <style:text-properties officeooo:rsid="000c0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FOR ROCK PAPER SCISSOR GAME</text:p>
      <text:p text:style-name="P5">#dictionary</text:p>
      <text:p text:style-name="Standard">import random</text:p>
      <text:p text:style-name="Standard">a={1:'r',2:'p',3:'s'}</text:p>
      <text:p text:style-name="Standard"/>
      <text:p text:style-name="Standard">c=a[random.randint(1,3)]</text:p>
      <text:p text:style-name="Standard"/>
      <text:p text:style-name="Standard">user_input=input("enter rock paper or scissor")</text:p>
      <text:p text:style-name="Standard">print("computer puts",c)</text:p>
      <text:p text:style-name="Standard"/>
      <text:p text:style-name="Standard">#conditions</text:p>
      <text:p text:style-name="Standard">if(user_input=='r'and c=='s' or user_input=='p'and c =='r' or user_input=='s'and c =='r'):</text:p>
      <text:p text:style-name="Standard"><text:tab/>print("you wins")</text:p>
      <text:p text:style-name="Standard">else:</text:p>
      <text:p text:style-name="Standard"><text:tab/>print("you lose!!!!")</text:p>
      <text:p text:style-name="Standard"/>
      <text:p text:style-name="P2">OUTPUT:</text:p>
      <text:p text:style-name="P3">enter rock paper or scissorp</text:p>
      <text:p text:style-name="P3">computer puts s</text:p>
      <text:p text:style-name="P3">you lose!!!!</text:p>
      <text:p text:style-name="P3">enter rock paper or scissors</text:p>
      <text:p text:style-name="P3">computer puts p</text:p>
      <text:p text:style-name="P3">you lose!!!</text:p>
      <text:p text:style-name="P3">enter rock paper or scissors</text:p>
      <text:p text:style-name="P3">computer puts r</text:p>
      <text:p text:style-name="P3">you wins</text:p>
      <text:p text:style-name="P3"/>
      <text:p text:style-name="P7">PROGRAM FOR ROCK PAPER SCISSOR</text:p>
      <text:p text:style-name="P9">#Dictionary</text:p>
      <text:p text:style-name="P3">import random</text:p>
      <text:p text:style-name="P3">a=['r','p','s']</text:p>
      <text:p text:style-name="P3">s1=0</text:p>
      <text:p text:style-name="P3">s2=0</text:p>
      <text:p text:style-name="P3">while(True):</text:p>
      <text:p text:style-name="P3"><text:tab/>p=input("your choice r/p/s:")</text:p>
      <text:p text:style-name="P3"><text:tab/>c= random.choice(a)</text:p>
      <text:p text:style-name="P3"/>
      <text:p text:style-name="P3"><text:tab/>print("you choice",p," computer choice",c)</text:p>
      <text:p text:style-name="P3"><text:tab/>if(p=='r' or p=='p'or p=='s'):</text:p>
      <text:p text:style-name="P3"><text:tab/><text:tab/>if(p==c):</text:p>
      <text:p text:style-name="P3"><text:tab/><text:tab/><text:tab/>print("tie")</text:p>
      <text:p text:style-name="P3"><text:tab/><text:tab/>elif((p=='r' and c=='p') or (p=='p' and c=='s') or (p=='s' and c=='r')):</text:p>
      <text:p text:style-name="P3"><text:tab/><text:tab/><text:tab/>s1=s1+1</text:p>
      <text:p text:style-name="P3"><text:tab/><text:tab/><text:tab/>print("computer won",s1,"times")</text:p>
      <text:p text:style-name="P3"><text:tab/><text:tab/>else:</text:p>
      <text:p text:style-name="P3"><text:tab/><text:tab/><text:tab/>s2=s2+1</text:p>
      <text:p text:style-name="P3"><text:tab/><text:tab/><text:tab/>print("u won",s2,"times")</text:p>
      <text:p text:style-name="P3"><text:tab/>else:</text:p>
      <text:p text:style-name="P3"><text:tab/><text:tab/><text:tab/>print("give proper input")</text:p>
      <text:p text:style-name="P3"><text:tab/><text:tab/><text:tab/>break</text:p>
      <text:p text:style-name="P3"><text:tab/>if(s1==3 or s2==3):</text:p>
      <text:p text:style-name="P3"><text:tab/><text:tab/>if(s1==3):</text:p>
      <text:p text:style-name="P3"><text:tab/><text:tab/><text:tab/><text:tab/>print("I'M Sorry, Computer won the game")</text:p>
      <text:p text:style-name="P3"><text:tab/><text:tab/>else:</text:p>
      <text:p text:style-name="P3"><text:soft-page-break/><text:tab/><text:tab/><text:tab/>print("congrats u won againt computer, have a great day")</text:p>
      <text:p text:style-name="P3"><text:tab/><text:tab/>break</text:p>
      <text:p text:style-name="P3"/>
      <text:p text:style-name="P8"><text:span text:style-name="T1">OUTPUT</text:span>:</text:p>
      <text:p text:style-name="P4">your choice r/p/s:r</text:p>
      <text:p text:style-name="P4">you choice r <text:s/>computer choice r</text:p>
      <text:p text:style-name="P4">tie</text:p>
      <text:p text:style-name="P4">your choice r/p/s:r</text:p>
      <text:p text:style-name="P4">you choice r <text:s/>computer choice s</text:p>
      <text:p text:style-name="P4">u won 1 times</text:p>
      <text:p text:style-name="P4">your choice r/p/s:r</text:p>
      <text:p text:style-name="P4">you choice r <text:s/>computer choice r</text:p>
      <text:p text:style-name="P4">tie</text:p>
      <text:p text:style-name="P4">your choice r/p/s:r</text:p>
      <text:p text:style-name="P4">you choice r <text:s/>computer choice r</text:p>
      <text:p text:style-name="P4">tie</text:p>
      <text:p text:style-name="P4">your choice r/p/s:r</text:p>
      <text:p text:style-name="P4">you choice r <text:s/>computer choice r</text:p>
      <text:p text:style-name="P4">tie</text:p>
      <text:p text:style-name="P4">your choice r/p/s:r</text:p>
      <text:p text:style-name="P4">you choice r <text:s/>computer choice p</text:p>
      <text:p text:style-name="P4">computer won 1 times</text:p>
      <text:p text:style-name="P4">your choice r/p/s:r</text:p>
      <text:p text:style-name="P4">you choice r <text:s/>computer choice p</text:p>
      <text:p text:style-name="P4">computer won 2 times</text:p>
      <text:p text:style-name="P4">your choice r/p/s:r</text:p>
      <text:p text:style-name="P4">you choice r <text:s/>computer choice r</text:p>
      <text:p text:style-name="P4">tie</text:p>
      <text:p text:style-name="P4">your choice r/p/s:r</text:p>
      <text:p text:style-name="P4">you choice r <text:s/>computer choice s</text:p>
      <text:p text:style-name="P4">u won 2 times</text:p>
      <text:p text:style-name="P4">your choice r/p/s:r</text:p>
      <text:p text:style-name="P4">you choice r <text:s/>computer choice s</text:p>
      <text:p text:style-name="P4">u won 3 times</text:p>
      <text:p text:style-name="P4">congrats u won againt computer, have a great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fb0" officeooo:paragraph-rsid="0008af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42"/>SANDEEP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49:11.032010036</meta:creation-date>
    <dc:date>2018-10-05T14:02:04.162456934</dc:date>
    <meta:editing-duration>PT1H8M2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83" meta:word-count="262" meta:character-count="1883" meta:non-whitespace-character-count="1504"/>
  </office:meta>
</office:document-meta>
</file>